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 fo:margin-left="0.3098in"/>
    </style:style>
    <style:style style:name="P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Heading_20_1">
      <style:paragraph-properties fo:text-align="start" style:justify-single-word="false"/>
      <style:text-properties officeooo:rsid="000e2b51" officeooo:paragraph-rsid="000e2b51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text-properties style:font-name="Times New Roman1" fo:font-size="14pt" fo:font-weight="bold" fo:background-color="#ffffff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5b9bd5" loext:opacity="100%" style:font-name="Times New Roman1" fo:font-size="14pt" fo:background-color="#ffffff" style:font-name-asian="Times New Roman2" style:font-size-asian="14pt" style:font-name-complex="Times New Roman2" style:font-size-complex="14pt">
        <loext:char-complex-color loext:theme-type="accent1" loext:color-type="theme"/>
      </style:text-properties>
    </style:style>
    <style:style style:name="P14" style:family="paragraph" style:parent-style-name="Standard">
      <style:text-properties fo:color="#000000" loext:opacity="100%" style:font-name="Times New Roman1" fo:font-size="14pt" fo:background-color="#ffffff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Times New Roman1" fo:font-size="14pt" fo:background-color="#ffffff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background-color="#ffffff" style:font-name-asian="Times New Roman2" style:font-size-asian="14pt" style:font-name-complex="Times New Roman2" style:font-size-complex="14pt" style:font-weight-complex="bold">
        <loext:char-complex-color loext:theme-type="dark1" loext:color-type="theme"/>
      </style:text-properties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>
        <loext:char-complex-color loext:theme-type="dark1" loext:color-type="theme"/>
      </style:text-properties>
    </style:style>
    <style:style style:name="P18" style:family="paragraph" style:parent-style-name="Standard">
      <style:text-properties officeooo:rsid="000e2b51" officeooo:paragraph-rsid="000e2b51"/>
    </style:style>
    <style:style style:name="P19" style:family="paragraph" style:parent-style-name="Standard" style:list-style-name="WWNum20">
      <style:paragraph-properties fo:margin-left="0in" fo:margin-right="0.0154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0.2957in"/>
          <style:tab-stop style:position="0.5in"/>
          <style:tab-stop style:position="0.6252in"/>
        </style:tab-stops>
      </style:paragraph-properties>
      <style:text-properties officeooo:rsid="000e2b51" officeooo:paragraph-rsid="000e2b51"/>
    </style:style>
    <style:style style:name="P20" style:family="paragraph" style:parent-style-name="Standard">
      <style:paragraph-properties fo:margin-left="0in" fo:margin-right="0.0154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0.2957in"/>
          <style:tab-stop style:position="0.5in"/>
          <style:tab-stop style:position="0.6252in"/>
        </style:tab-stops>
      </style:paragraph-properties>
      <style:text-properties officeooo:rsid="000e2b51" officeooo:paragraph-rsid="000e2b51"/>
    </style:style>
    <style:style style:name="P21" style:family="paragraph" style:parent-style-name="Standard">
      <style:paragraph-properties fo:margin-left="0in" fo:margin-right="0.0154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2957in"/>
          <style:tab-stop style:position="0.5in"/>
          <style:tab-stop style:position="0.6252in"/>
        </style:tab-stops>
      </style:paragraph-properties>
      <style:text-properties officeooo:rsid="000e2b51" officeooo:paragraph-rsid="000e2b51"/>
    </style:style>
    <style:style style:name="P22" style:family="paragraph" style:parent-style-name="Standard">
      <style:paragraph-properties fo:text-align="start" style:justify-single-word="false"/>
      <style:text-properties fo:font-size="14pt" officeooo:rsid="000e2b51" officeooo:paragraph-rsid="000e2b51" style:font-size-asian="10.5pt" style:font-size-complex="12pt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 style:font-weight-complex="bold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1" fo:font-size="14pt" officeooo:rsid="000e2b51" fo:background-color="#ffffff" loext:char-shading-value="0" style:font-name-asian="Times New Roman2" style:font-size-asian="14pt" style:font-name-complex="Times New Roman2" style:font-size-complex="14pt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1" fo:font-size="18pt" fo:font-weight="bold" style:font-name-asian="Times New Roman2" style:font-size-asian="18pt" style:font-weight-asian="bold" style:font-name-complex="Times New Roman2" style:font-size-complex="18pt" style:font-weight-complex="bold">
        <loext:char-complex-color loext:theme-type="dark1" loext:color-type="theme"/>
      </style:text-properties>
    </style:style>
    <style:style style:name="T6" style:family="text">
      <style:text-properties style:font-name="Times New Roman1" fo:font-size="14pt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style:font-name-complex="Times New Roman2"/>
    </style:style>
    <style:style style:name="T9" style:family="text">
      <style:text-properties fo:color="#5b9bd5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>
        <loext:char-complex-color loext:theme-type="accent1" loext:color-type="theme"/>
      </style:text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2"><text:span text:style-name="T1">Федеральное государственное автономное образовательное учреждение высшего образования «Национальный исследовательский университет ИТМО»</text:span><text:span text:style-name="T2"/></text:p>
      <text:p text:style-name="P2" loext:marker-style-name="T2"><text:span text:style-name="T2">Факультет Программной Инженерии и Компьютерной Техники</text:span><text:span text:style-name="T2"/></text:p>
      <text:p text:style-name="Standard" loext:marker-style-name="T6"><text:span text:style-name="T6">________________________________________________________________</text:span><text:span text:style-name="T6"/></text:p>
      <text:p text:style-name="P10" loext:marker-style-name="T6"/>
      <text:p text:style-name="P11" loext:marker-style-name="T6"/>
      <text:p text:style-name="P11" loext:marker-style-name="T6"/>
      <text:p text:style-name="P11" loext:marker-style-name="T6"/>
      <text:p text:style-name="P2"/>
      <text:p text:style-name="P2"/>
      <text:p text:style-name="P2"/>
      <text:p text:style-name="P2"/>
      <text:p text:style-name="P2"/>
      <text:p text:style-name="P2"/>
      <text:p text:style-name="P13" loext:marker-style-name="T9"/>
      <text:p text:style-name="P14" loext:marker-style-name="T2"/>
      <text:p text:style-name="P15" loext:marker-style-name="T2"/>
      <text:p text:style-name="P2" loext:marker-style-name="T2"><text:span text:style-name="T4">Лабораторная Работа</text:span><text:span text:style-name="T2"> №</text:span><text:span text:style-name="T4">3</text:span><text:span text:style-name="T2"> по дисциплине «</text:span><text:span text:style-name="T4">Программирование</text:span><text:span text:style-name="T2">»</text:span></text:p>
      <text:p text:style-name="P15" loext:marker-style-name="T2"/>
      <text:p text:style-name="P2" loext:marker-style-name="T2"><text:span text:style-name="T2">Вариант 7484576</text:span><text:span text:style-name="T2"/></text:p>
      <text:p text:style-name="P11" loext:marker-style-name="T6"/>
      <text:p text:style-name="P11" loext:marker-style-name="T6"/>
      <text:p text:style-name="P10" loext:marker-style-name="T6"/>
      <text:p text:style-name="P12" loext:marker-style-name="T6"/>
      <text:p text:style-name="P12" loext:marker-style-name="T6"/>
      <text:p text:style-name="P12" loext:marker-style-name="T6"/>
      <text:p text:style-name="Standard" loext:marker-style-name="T2"><text:span text:style-name="T2">Выполнил:</text:span><text:span text:style-name="T2"/></text:p>
      <text:p text:style-name="Standard" loext:marker-style-name="T2"><text:span text:style-name="T2">Студент группы P3112<text:line-break/>Думцев В.С.</text:span></text:p>
      <text:p text:style-name="Standard" loext:marker-style-name="T2"><text:span text:style-name="T2">Преподаватель: </text:span><text:span text:style-name="T2"/></text:p>
      <text:p text:style-name="P18" loext:marker-style-name="T2"><text:span text:style-name="T2">Гиря М.Д.</text:span></text:p>
      <text:p text:style-name="P14" loext:marker-style-name="T2"/>
      <text:p text:style-name="P14" loext:marker-style-name="T2"/>
      <text:p text:style-name="P14" loext:marker-style-name="T2"/>
      <text:p text:style-name="P14" loext:marker-style-name="T2"/>
      <text:p text:style-name="P2" loext:marker-style-name="T2"><text:span text:style-name="T2">Санкт-Петербург 2023</text:span><text:span text:style-name="T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5"><text:a xlink:type="simple" xlink:href="#__RefHeading___Toc51468_4229679259" text:style-name="Index_20_Link" text:visited-style-name="Index_20_Link">Задание<text:tab/>3</text:a></text:p>
          <text:p text:style-name="P5"><text:a xlink:type="simple" xlink:href="#__RefHeading___Toc51468_4229679259%20%D0%9A%D0%BE%D0%BF%D0%B8%D1%8F%201" text:style-name="Index_20_Link" text:visited-style-name="Index_20_Link">Вывод<text:tab/>3</text:a></text:p>
        </text:index-body>
      </text:table-of-content>
      <text:p text:style-name="P4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6" loext:marker-style-name="T3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p text:style-name="P17" loext:marker-style-name="T5"/>
      <text:h text:style-name="P6" text:outline-level="1" loext:marker-style-name="T7"><text:bookmark-start text:name="__RefHeading___Toc51468_4229679259"/><text:bookmark-start text:name="_Toc149581426"/><text:soft-page-break/><text:span text:style-name="T8">Задание</text:span><text:bookmark-end text:name="__RefHeading___Toc51468_4229679259"/><text:bookmark-end text:name="_Toc149581426"/><text:span text:style-name="T7"/></text:h>
      <text:list text:style-name="WWNum20">
        <text:list-header>
          <text:p text:style-name="P19" loext:marker-style-name="T7"><text:span text:style-name="T7">Всю необходимую для отчёта информацию можно найти в репозитории </text:span><text:a xlink:type="simple" xlink:href="https://github.com/G0ld3nDr4g0n3301/ITMO_Programming_Labs" text:style-name="Internet_20_link" text:visited-style-name="Visited_20_Internet_20_Link"><text:span text:style-name="T7">https://github.com/G0ld3nDr4g0n3301/ITMO_Programming_Labs</text:span></text:a><text:span text:style-name="T7"> Там содержатся код программы, копия отчёта, файл РИДМИ и диаграмма UML.</text:span></text:p>
        </text:list-header>
      </text:list>
      <text:p text:style-name="P20" loext:marker-style-name="T7"><text:span text:style-name="T7"/></text:p>
      <text:p text:style-name="P21"/>
      <text:p text:style-name="P21"/>
      <text:h text:style-name="P7" text:outline-level="1" loext:marker-style-name="T7"><text:bookmark-start text:name="__RefHeading___Toc51468_4229679259 Копия 1"/><text:bookmark-start text:name="_Toc149581426 Копия 1"/><text:span text:style-name="T8">В</text:span><text:bookmark-end text:name="_Toc149581426 Копия 1"/><text:span text:style-name="T8">ывод</text:span><text:bookmark-end text:name="__RefHeading___Toc51468_4229679259 Копия 1"/></text:h>
      <text:p text:style-name="P22">В процессе выполнения этой лабораторной работы я узнал,что такое enum, абстрактный класс, интерфейс и познакомился с принципами SOLI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5%" fo:text-align="end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align="start" style:justify-single-word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align="start" style:justify-single-word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align="start" style:justify-single-word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1" fo:font-family="'Times New Roman'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1" fo:font-family="'Times New Roman'" style:font-family-generic="roman" style:font-pitch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1" fo:font-family="'Times New Roman'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94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дмин</meta:initial-creator>
    <meta:editing-cycles>14</meta:editing-cycles>
    <meta:print-date>2022-10-07T08:31:00</meta:print-date>
    <meta:creation-date>2023-10-30T14:44:00</meta:creation-date>
    <dc:date>2023-12-20T22:43:23.992310060</dc:date>
    <meta:editing-duration>PT5H20M55S</meta:editing-duration>
    <meta:generator>LibreOffice/7.6.4.1$Linux_X86_64 LibreOffice_project/60$Build-1</meta:generator>
    <meta:document-statistic meta:table-count="0" meta:image-count="0" meta:object-count="0" meta:page-count="3" meta:paragraph-count="18" meta:word-count="84" meta:character-count="774" meta:non-whitespace-character-count="707"/>
    <meta:user-defined meta:name="AppVersion">15.0000</meta:user-defined>
    <meta:template xlink:type="simple" xlink:actuate="onRequest" xlink:title="Normal.dotm" xlink:href=""/>
  </office:meta>
</office:document-meta>
</file>